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7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eacher 1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Teacher 2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Class 1</text:p>
          </table:table-cell>
          <table:table-cell office:value-type="string">
            <text:p>Something else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4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4:39:37</meta:creation-date>
    <dc:date>2011-03-03T14:41:58</dc:date>
    <meta:editing-duration>PT2M25S</meta:editing-duration>
    <meta:editing-cycles>1</meta:editing-cycles>
    <meta:document-statistic meta:table-count="3" meta:cell-count="27" meta:object-count="0"/>
    <meta:generator>LibreOffice/3.3$Linux LibreOffice_project/330m19$Build-7</meta:generator>
  </office:meta>
</office:document-meta>
</file>